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ulukko1" style:family="table">
      <style:table-properties style:width="14.473cm" fo:margin-left="-0.004cm" fo:margin-right="0.028cm" table:align="margins" style:writing-mode="lr-tb"/>
    </style:style>
    <style:style style:name="Taulukko1.A" style:family="table-column">
      <style:table-column-properties style:column-width="1.376cm" style:rel-column-width="6230*"/>
    </style:style>
    <style:style style:name="Taulukko1.B" style:family="table-column">
      <style:table-column-properties style:column-width="6.429cm" style:rel-column-width="29113*"/>
    </style:style>
    <style:style style:name="Taulukko1.C" style:family="table-column">
      <style:table-column-properties style:column-width="6.668cm" style:rel-column-width="30192*"/>
    </style:style>
    <style:style style:name="Taulukko1.1" style:family="table-row">
      <style:table-row-properties style:min-row-height="0.402cm"/>
    </style:style>
    <style:style style:name="Taulukko1.A1" style:family="table-cell">
      <style:table-cell-properties style:vertical-align="top" fo:padding="0.101cm" fo:border-left="0.018cm solid #000000" fo:border-right="none" fo:border-top="0.018cm solid #000000" fo:border-bottom="0.018cm solid #000000" style:writing-mode="lr-tb"/>
    </style:style>
    <style:style style:name="Taulukko1.C1" style:family="table-cell">
      <style:table-cell-properties style:vertical-align="top" fo:padding="0.101cm" fo:border="0.018cm solid #000000" style:writing-mode="lr-tb"/>
    </style:style>
    <style:style style:name="Taulukko1.A2" style:family="table-cell">
      <style:table-cell-properties style:vertical-align="top" fo:padding="0.101cm" fo:border-left="0.018cm solid #000000" fo:border-right="0.018cm solid #000000" fo:border-top="none" fo:border-bottom="0.018cm solid #000000" style:writing-mode="lr-tb"/>
    </style:style>
    <style:style style:name="Taulukko1.A3" style:family="table-cell">
      <style:table-cell-properties style:vertical-align="top" fo:padding="0.101cm" fo:border-left="0.002cm solid #000000" fo:border-right="0.002cm solid #000000" fo:border-top="0.002cm solid #000000" fo:border-bottom="none" style:writing-mode="lr-tb"/>
    </style:style>
    <style:style style:name="Taulukko1.A4" style:family="table-cell">
      <style:table-cell-properties style:vertical-align="top" fo:padding="0.101cm" fo:border-left="0.002cm solid #000000" fo:border-right="0.002cm solid #000000" fo:border-top="none" fo:border-bottom="none" style:writing-mode="lr-tb"/>
    </style:style>
    <style:style style:name="Taulukko1.A6" style:family="table-cell">
      <style:table-cell-properties style:vertical-align="top" fo:padding="0.101cm" fo:border-left="0.002cm solid #000000" fo:border-right="0.002cm solid #000000" fo:border-top="none" fo:border-bottom="0.002cm solid #000000" style:writing-mode="lr-tb"/>
    </style:style>
    <style:style style:name="Taulukko1.A7" style:family="table-cell">
      <style:table-cell-properties style:vertical-align="top" fo:padding="0.101cm" fo:border-left="0.018cm solid #000000" fo:border-right="none" fo:border-top="none" fo:border-bottom="0.018cm solid #000000" style:writing-mode="lr-tb"/>
    </style:style>
    <style:style style:name="Table5" style:family="table">
      <style:table-properties style:width="14.473cm" table:align="left" style:writing-mode="lr-tb"/>
    </style:style>
    <style:style style:name="Table5.A" style:family="table-column">
      <style:table-column-properties style:column-width="1.852cm"/>
    </style:style>
    <style:style style:name="Table5.B" style:family="table-column">
      <style:table-column-properties style:column-width="2.699cm"/>
    </style:style>
    <style:style style:name="Table5.C" style:family="table-column">
      <style:table-column-properties style:column-width="3.358cm"/>
    </style:style>
    <style:style style:name="Table5.D" style:family="table-column">
      <style:table-column-properties style:column-width="6.563cm"/>
    </style:style>
    <style:style style:name="Table5.1" style:family="table-row">
      <style:table-row-properties style:keep-together="true" fo:keep-together="auto"/>
    </style:style>
    <style:style style:name="Table5.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5.A2" style:family="table-cell">
      <style:table-cell-properties style:vertical-align="top" fo:padding-left="0.191cm" fo:padding-right="0.191cm" fo:padding-top="0cm" fo:padding-bottom="0cm" fo:border="none" style:writing-mode="lr-tb"/>
    </style:style>
    <style:style style:name="Table5.B2" style:family="table-cell" style:data-style-name="N84">
      <style:table-cell-properties style:vertical-align="top" fo:padding-left="0.191cm" fo:padding-right="0.191cm" fo:padding-top="0cm" fo:padding-bottom="0cm" fo:border="none" style:writing-mode="lr-tb"/>
    </style:style>
    <style:style style:name="Table1" style:family="table">
      <style:table-properties style:width="12.014cm" table:align="right" style:writing-mode="lr-tb"/>
    </style:style>
    <style:style style:name="Table1.A" style:family="table-column">
      <style:table-column-properties style:column-width="4.604cm"/>
    </style:style>
    <style:style style:name="Table1.B" style:family="table-column">
      <style:table-column-properties style:column-width="7.41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padding-left="0cm" fo:padding-right="0cm" fo:padding-top="0cm" fo:padding-bottom="0.035cm" fo:border-left="none" fo:border-right="none" fo:border-top="none" fo:border-bottom="0.018cm solid #000000"/>
    </style:style>
    <style:style style:name="P2" style:family="paragraph" style:parent-style-name="Text_20_body">
      <style:text-properties fo:language="fi" fo:country="FI"/>
    </style:style>
    <style:style style:name="P3" style:family="paragraph" style:parent-style-name="Text_20_body">
      <style:paragraph-properties>
        <style:tab-stops>
          <style:tab-stop style:position="-1.655cm"/>
          <style:tab-stop style:position="11.998cm" style:type="right" style:leader-style="dotted" style:leader-text="."/>
        </style:tab-stops>
      </style:paragraph-properties>
    </style:style>
    <style:style style:name="P4" style:family="paragraph" style:parent-style-name="Text_20_body">
      <style:paragraph-properties fo:margin-left="0cm" fo:margin-right="0cm" fo:margin-top="0cm" fo:margin-bottom="0cm" fo:text-indent="0cm" style:auto-text-indent="false" style:snap-to-layout-grid="false"/>
      <style:text-properties fo:language="fi" fo:country="FI"/>
    </style:style>
    <style:style style:name="P5" style:family="paragraph" style:parent-style-name="Text_20_body">
      <style:paragraph-properties fo:margin-left="0cm" fo:margin-right="0cm" fo:margin-top="0cm" fo:margin-bottom="0cm" fo:text-indent="0cm" style:auto-text-indent="false" style:snap-to-layout-grid="false"/>
    </style:style>
    <style:style style:name="P6" style:family="paragraph" style:parent-style-name="Text_20_body">
      <style:paragraph-properties fo:margin-left="0cm" fo:margin-right="0cm" fo:text-indent="0cm" style:auto-text-indent="false" style:snap-to-layout-grid="false"/>
      <style:text-properties fo:language="fi" fo:country="FI"/>
    </style:style>
    <style:style style:name="P7" style:family="paragraph" style:parent-style-name="Text_20_body">
      <style:paragraph-properties fo:margin-left="0cm" fo:margin-right="0cm" fo:text-align="start" style:justify-single-word="false" fo:text-indent="0cm" style:auto-text-indent="false" style:snap-to-layout-grid="false"/>
      <style:text-properties fo:language="fi" fo:country="FI"/>
    </style:style>
    <style:style style:name="P8" style:family="paragraph" style:parent-style-name="Text_20_body">
      <style:paragraph-properties fo:margin-left="-0.076cm" fo:margin-right="0cm" fo:text-indent="0cm" style:auto-text-indent="false" style:snap-to-layout-grid="false"/>
      <style:text-properties fo:language="fi" fo:country="FI"/>
    </style:style>
    <style:style style:name="P9" style:family="paragraph" style:parent-style-name="Contents_20_1">
      <style:paragraph-properties>
        <style:tab-stops>
          <style:tab-stop style:position="14.497cm" style:type="right" style:leader-style="dotted" style:leader-text="."/>
          <style:tab-stop style:position="14.499cm" style:leader-style="dotted" style:leader-text="."/>
        </style:tab-stops>
      </style:paragraph-properties>
      <style:text-properties fo:language="en" fo:country="US" style:language-complex="ar" style:country-complex="SA"/>
    </style:style>
    <style:style style:name="P10" style:family="paragraph" style:parent-style-name="Contents_20_2">
      <style:paragraph-properties>
        <style:tab-stops>
          <style:tab-stop style:position="14.074cm" style:type="right" style:leader-style="dotted" style:leader-text="."/>
          <style:tab-stop style:position="14.076cm" style:leader-style="dotted" style:leader-text="."/>
        </style:tab-stops>
      </style:paragraph-properties>
      <style:text-properties fo:language="en" fo:country="US" style:language-complex="ar" style:country-complex="SA"/>
    </style:style>
    <style:style style:name="P11" style:family="paragraph" style:parent-style-name="Contents_20_3">
      <style:paragraph-properties>
        <style:tab-stops>
          <style:tab-stop style:position="13.651cm" style:type="right" style:leader-style="dotted" style:leader-text="."/>
          <style:tab-stop style:position="13.653cm" style:leader-style="dotted" style:leader-text="."/>
        </style:tab-stops>
      </style:paragraph-properties>
      <style:text-properties fo:language="en" fo:country="US" style:language-complex="ar" style:country-complex="SA"/>
    </style:style>
    <style:style style:name="P12" style:family="paragraph" style:parent-style-name="Text_20_body" style:list-style-name="L1"/>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paragraph-properties fo:margin-left="0cm" fo:margin-right="0cm" fo:text-indent="0cm" style:auto-text-indent="false" style:snap-to-layout-grid="false"/>
      <style:text-properties fo:language="fi" fo:country="FI"/>
    </style:style>
    <style:style style:name="P16" style:family="paragraph" style:parent-style-name="Heading_20_1">
      <style:paragraph-properties fo:break-before="page"/>
    </style:style>
    <style:style style:name="P17" style:family="paragraph" style:parent-style-name="Otsikko_20__28_numeroimaton_29_" style:master-page-name="First_20_Page">
      <style:paragraph-properties style:page-number="auto"/>
      <style:text-properties fo:language="fi" fo:country="FI"/>
    </style:style>
    <style:style style:name="P18" style:family="paragraph" style:parent-style-name="Sisennetty_20_teksti" style:list-style-name="L2"/>
    <style:style style:name="T1" style:family="text">
      <style:text-properties fo:language="fi" fo:country="FI"/>
    </style:style>
    <style:style style:name="T2" style:family="text">
      <style:text-properties fo:font-weight="normal" style:font-weight-asian="normal" style:font-weight-complex="normal"/>
    </style:style>
    <style:style style:name="T3" style:family="text">
      <style:text-properties style:font-name="Times New Roman1" fo:font-size="11.5pt" style:font-name-asian="Times New Roman1" style:font-size-asian="11.5pt" style:font-name-complex="Times New Roman1" style:font-size-complex="11.5pt"/>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3.6cm" fo:text-indent="-0.801cm" fo:margin-left="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list xml:id="list5275878047411994239" text:style-name="WW8StyleNum">
        <text:list-header>
          <text:p text:style-name="P17"/>
        </text:list-header>
      </text:list>
      <text:p text:style-name="P2"/>
      <text:p text:style-name="P2"/>
      <text:p text:style-name="P2"/>
      <text:p text:style-name="P2"/>
      <text:p text:style-name="P2"/>
      <text:p text:style-name="P2"/>
      <text:list xml:id="list31557211" text:continue-numbering="true" text:style-name="WW8StyleNum">
        <text:list-header>
          <text:p text:style-name="Kansiots1"/>
          <text:p text:style-name="Kansiots1">Function Specification</text:p>
          <text:p text:style-name="Kansiotsikko">Dependency Analysis Tool</text:p>
          <text:p text:style-name="Kansiotsikko">for Kactus2</text:p>
          <text:p text:style-name="Kansiots2">Version 0.4</text:p>
          <text:p text:style-name="Kansiots2"/>
        </text:list-header>
      </text:list>
      <text:p text:style-name="P2"/>
      <text:p text:style-name="P2"/>
      <text:p text:style-name="P2"/>
      <text:p text:style-name="P2"/>
      <text:p text:style-name="P2"/>
      <text:p text:style-name="P2"/>
      <text:p text:style-name="P2"/>
      <table:table table:name="Taulukko1" table:style-name="Taulukko1">
        <table:table-column table:style-name="Taulukko1.A"/>
        <table:table-column table:style-name="Taulukko1.B"/>
        <table:table-column table:style-name="Taulukko1.C"/>
        <table:table-row table:style-name="Taulukko1.1">
          <table:table-cell table:style-name="Taulukko1.A1" office:value-type="string">
            <text:p text:style-name="P4">TUT</text:p>
          </table:table-cell>
          <table:table-cell table:style-name="Taulukko1.A1" office:value-type="string">
            <text:p text:style-name="P4">Department of Computer Systems</text:p>
          </table:table-cell>
          <table:table-cell table:style-name="Taulukko1.C1" office:value-type="string">
            <text:p text:style-name="P4">TKT-2527 Project Work</text:p>
          </table:table-cell>
        </table:table-row>
        <table:table-row>
          <table:table-cell table:style-name="Taulukko1.A2" table:number-columns-spanned="3" office:value-type="string">
            <text:p text:style-name="P4">Author: Tommi Korhonen</text:p>
          </table:table-cell>
          <table:covered-table-cell/>
          <table:covered-table-cell/>
        </table:table-row>
        <table:table-row>
          <table:table-cell table:style-name="Taulukko1.A3" table:number-columns-spanned="3" office:value-type="string">
            <text:p text:style-name="P4">Joni-Matti Määttä, joni-matti.maatta@tut.fi</text:p>
          </table:table-cell>
          <table:covered-table-cell/>
          <table:covered-table-cell/>
        </table:table-row>
        <table:table-row>
          <table:table-cell table:style-name="Taulukko1.A4" table:number-columns-spanned="3" office:value-type="string">
            <text:p text:style-name="P4">Mikko Honkonen, mikko.honkonen@tut.fi</text:p>
          </table:table-cell>
          <table:covered-table-cell/>
          <table:covered-table-cell/>
        </table:table-row>
        <table:table-row>
          <table:table-cell table:style-name="Taulukko1.A4" table:number-columns-spanned="3" office:value-type="string">
            <text:p text:style-name="P4">Tommi Korhonen, tommi.korhonen@tut.fi</text:p>
          </table:table-cell>
          <table:covered-table-cell/>
          <table:covered-table-cell/>
        </table:table-row>
        <table:table-row>
          <table:table-cell table:style-name="Taulukko1.A6" table:number-columns-spanned="3" office:value-type="string">
            <text:p text:style-name="P4"/>
          </table:table-cell>
          <table:covered-table-cell/>
          <table:covered-table-cell/>
        </table:table-row>
        <table:table-row>
          <table:table-cell table:style-name="Taulukko1.A7" table:number-columns-spanned="2" office:value-type="string">
            <text:p text:style-name="P4">Document State: Work-in-progress</text:p>
          </table:table-cell>
          <table:covered-table-cell/>
          <table:table-cell table:style-name="Taulukko1.A2" office:value-type="string">
            <text:p text:style-name="P5"><text:span text:style-name="T1">Modified: </text:span><text:span text:style-name="T1"><text:modification-date style:data-style-name="N84">2012-12-05</text:modification-date></text:span></text:p>
          </table:table-cell>
        </table:table-row>
      </table:table>
      <text:list xml:id="list31560502" text:continue-numbering="true" text:style-name="WW8StyleNum">
        <text:list-header>
          <text:p text:style-name="Otsikko_20__28_numeroimaton_29_">Version History</text:p>
        </text:list-header>
      </text:list>
      <text:p text:style-name="P2"/>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8">Version</text:p>
          </table:table-cell>
          <table:table-cell table:style-name="Table5.A1" office:value-type="string">
            <text:p text:style-name="P6">Date</text:p>
          </table:table-cell>
          <table:table-cell table:style-name="Table5.A1" office:value-type="string">
            <text:p text:style-name="P6">Author(s)</text:p>
          </table:table-cell>
          <table:table-cell table:style-name="Table5.A1" office:value-type="string">
            <text:p text:style-name="P6">Summary of Changes</text:p>
          </table:table-cell>
        </table:table-row>
        <table:table-row table:style-name="Table5.1">
          <table:table-cell table:style-name="Table5.A2" office:value-type="string">
            <text:p text:style-name="P8">0.1</text:p>
          </table:table-cell>
          <table:table-cell table:style-name="Table5.B2" office:value-type="date" office:date-value="2012-10-14">
            <text:p text:style-name="P6">2012-10-14</text:p>
          </table:table-cell>
          <table:table-cell table:style-name="Table5.A2" office:value-type="string">
            <text:p text:style-name="P6">J.-M. Määttä</text:p>
          </table:table-cell>
          <table:table-cell table:style-name="Table5.A2" office:value-type="string">
            <text:p text:style-name="P7">Initial document template.</text:p>
          </table:table-cell>
        </table:table-row>
        <table:table-row table:style-name="Table5.1">
          <table:table-cell table:style-name="Table5.A2" office:value-type="string">
            <text:p text:style-name="P8">0.15</text:p>
          </table:table-cell>
          <table:table-cell table:style-name="Table5.B2" office:value-type="date" office:date-value="2012-11-21">
            <text:p text:style-name="P6">2012-11-21</text:p>
          </table:table-cell>
          <table:table-cell table:style-name="Table5.A2" office:value-type="string">
            <text:p text:style-name="P7">T. Korhonen</text:p>
          </table:table-cell>
          <table:table-cell table:style-name="Table5.A2" office:value-type="string">
            <text:p text:style-name="P6">Added content to introduction.</text:p>
          </table:table-cell>
        </table:table-row>
        <table:table-row table:style-name="Table5.1">
          <table:table-cell table:style-name="Table5.A2" office:value-type="string">
            <text:p text:style-name="P8">0.20</text:p>
          </table:table-cell>
          <table:table-cell table:style-name="Table5.A2" office:value-type="string">
            <text:p text:style-name="P6">2012-11-12</text:p>
          </table:table-cell>
          <table:table-cell table:style-name="Table5.A2" office:value-type="string">
            <text:p text:style-name="P6">M. Honkonen</text:p>
          </table:table-cell>
          <table:table-cell table:style-name="Table5.A2" office:value-type="string">
            <text:p text:style-name="P6">Added content to Chapter 2.</text:p>
          </table:table-cell>
        </table:table-row>
        <table:table-row table:style-name="Table5.1">
          <table:table-cell table:style-name="Table5.A2" office:value-type="string">
            <text:p text:style-name="P8">0.25</text:p>
          </table:table-cell>
          <table:table-cell table:style-name="Table5.B2" office:value-type="date" office:date-value="2012-11-27">
            <text:p text:style-name="P6">2012-11-27</text:p>
          </table:table-cell>
          <table:table-cell table:style-name="Table5.A2" office:value-type="string">
            <text:p text:style-name="P6">J.-M. Määttä</text:p>
          </table:table-cell>
          <table:table-cell table:style-name="Table5.A2" office:value-type="string">
            <text:p text:style-name="P6">Added content to Chapter 7.</text:p>
          </table:table-cell>
        </table:table-row>
        <table:table-row table:style-name="Table5.1">
          <table:table-cell table:style-name="Table5.A2" office:value-type="string">
            <text:p text:style-name="P8">0.30</text:p>
          </table:table-cell>
          <table:table-cell table:style-name="Table5.A2" office:value-type="string">
            <text:p text:style-name="P6">2012-11-28</text:p>
          </table:table-cell>
          <table:table-cell table:style-name="Table5.A2" office:value-type="string">
            <text:p text:style-name="P6">M. Honkonen</text:p>
          </table:table-cell>
          <table:table-cell table:style-name="Table5.A2" office:value-type="string">
            <text:p text:style-name="P6">Added content to Chapter 6.</text:p>
          </table:table-cell>
        </table:table-row>
        <table:table-row table:style-name="Table5.1">
          <table:table-cell table:style-name="Table5.A2" office:value-type="string">
            <text:p text:style-name="P8">0.35</text:p>
          </table:table-cell>
          <table:table-cell table:style-name="Table5.A2" office:value-type="string">
            <text:p text:style-name="P6">2012-12-04</text:p>
          </table:table-cell>
          <table:table-cell table:style-name="Table5.A2" office:value-type="string">
            <text:p text:style-name="P7">M. Honkonen</text:p>
          </table:table-cell>
          <table:table-cell table:style-name="Table5.A2" office:value-type="string">
            <text:p text:style-name="P6">Features added.</text:p>
          </table:table-cell>
        </table:table-row>
        <table:table-row table:style-name="Table5.1">
          <table:table-cell table:style-name="Table5.A2" office:value-type="string">
            <text:p text:style-name="P8">0.40</text:p>
          </table:table-cell>
          <table:table-cell table:style-name="Table5.B2" office:value-type="date" office:date-value="2012-12-05">
            <text:p text:style-name="P6">2012-12-05</text:p>
          </table:table-cell>
          <table:table-cell table:style-name="Table5.A2" office:value-type="string">
            <text:p text:style-name="P6">T. Korhonen</text:p>
          </table:table-cell>
          <table:table-cell table:style-name="Table5.A2" office:value-type="string">
            <text:p text:style-name="P6">Added content to Chapter 5 and 4.</text:p>
          </table:table-cell>
        </table:table-row>
        <table:table-row table:style-name="Table5.1">
          <table:table-cell table:style-name="Table5.A2" office:value-type="string">
            <text:p text:style-name="P8"/>
          </table:table-cell>
          <table:table-cell table:style-name="Table5.A2" office:value-type="string">
            <text:p text:style-name="P6"/>
          </table:table-cell>
          <table:table-cell table:style-name="Table5.A2" office:value-type="string">
            <text:p text:style-name="P7"/>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A2" office:value-type="string">
            <text:p text:style-name="P6"/>
          </table:table-cell>
          <table:table-cell table:style-name="Table5.A2" office:value-type="string">
            <text:p text:style-name="P7"/>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
      <text:list xml:id="list31562606" text:continue-numbering="true" text:style-name="WW8StyleNum">
        <text:list-header>
          <text:p text:style-name="Otsikko_20__28_numeroimaton_29_">Table of Contents</text:p>
        </text:list-header>
      </text:list>
      <text:table-of-content text:style-name="Sect1" text:name="Sisällysluettelo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4.499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076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653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3.229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2.806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2.383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1.959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1.53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1.113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1_5f_no_5f_numbering"/>
          </text:index-source-styles>
        </text:table-of-content-source>
        <text:index-body>
          <text:p text:style-name="P9">1. <text:s text:c="2"/>Introduction<text:tab/>5</text:p>
          <text:p text:style-name="P10">1.1 <text:s text:c="2"/>Overview<text:tab/>5</text:p>
          <text:p text:style-name="P10">1.2 <text:s text:c="2"/>Purpose and Scope<text:tab/>5</text:p>
          <text:p text:style-name="P10">1.3 <text:s text:c="2"/>Product and Environment<text:tab/>5</text:p>
          <text:p text:style-name="P10">1.4 <text:s text:c="2"/>Definitions, Acronyms and Abbreviations<text:tab/>5</text:p>
          <text:p text:style-name="P10">1.5 <text:s text:c="2"/>References <text:s/><text:tab/>5</text:p>
          <text:p text:style-name="P10">1.6 <text:s text:c="2"/>Structure of the Document<text:tab/>5</text:p>
          <text:p text:style-name="P9">2. <text:s text:c="2"/>General Description<text:tab/>6</text:p>
          <text:p text:style-name="P10">2.1 <text:s text:c="2"/>Product Perspective<text:tab/>6</text:p>
          <text:p text:style-name="P10">2.2 <text:s text:c="2"/>Product Functions<text:tab/>6</text:p>
          <text:p text:style-name="P10">2.3 <text:s text:c="2"/>User Characteristics<text:tab/>6</text:p>
          <text:p text:style-name="P10">2.4 <text:s text:c="2"/>General Constraints<text:tab/>6</text:p>
          <text:p text:style-name="P10">2.5 <text:s text:c="2"/>Assumptions and Dependencies<text:tab/>6</text:p>
          <text:p text:style-name="P9">3. <text:s text:c="2"/>Data and Databases<text:tab/>7</text:p>
          <text:p text:style-name="P10">3.1 <text:s text:c="2"/>Contents of Information<text:tab/>7</text:p>
          <text:p text:style-name="P10">3.2 <text:s text:c="2"/>Intensity of Use<text:tab/>7</text:p>
          <text:p text:style-name="P10">3.3 <text:s text:c="2"/>Capacity<text:tab/>7</text:p>
          <text:p text:style-name="P10">3.4 <text:s text:c="2"/>Files and Configuration Files<text:tab/>7</text:p>
          <text:p text:style-name="P9">4. <text:s text:c="2"/>User Interface and Features<text:tab/>8</text:p>
          <text:p text:style-name="P10">4.1 <text:s text:c="2"/>User Interface<text:tab/>8</text:p>
          <text:p text:style-name="P11">4.1.1 <text:s text:c="2"/>Navigation Chart<text:tab/>8</text:p>
          <text:p text:style-name="P11">4.1.2 <text:s text:c="2"/>Scenarios, Exceptions and Other Information<text:tab/>8</text:p>
          <text:p text:style-name="P11">4.1.3 <text:s text:c="2"/>Structural Design of Displays, Views and Dialogs<text:tab/>8</text:p>
          <text:p text:style-name="P10">4.2 <text:s text:c="2"/>Features<text:tab/>8</text:p>
          <text:p text:style-name="P11">4.2.1 <text:s text:c="2"/>Feature #1<text:tab/>8</text:p>
          <text:p text:style-name="P9">5. <text:s text:c="2"/>Interfaces<text:tab/>9</text:p>
          <text:p text:style-name="P10">5.1 <text:s text:c="2"/>Hardware Interfaces<text:tab/>9</text:p>
          <text:p text:style-name="P10">5.2 <text:s text:c="2"/>Software Interfaces<text:tab/>9</text:p>
          <text:p text:style-name="P10">5.3 <text:s text:c="2"/>Communications Interfaces<text:tab/>9</text:p>
          <text:p text:style-name="P9">6. <text:s text:c="2"/>Other Requirements<text:tab/>10</text:p>
          <text:p text:style-name="P10">6.1 <text:s text:c="2"/>Performance and Response Times<text:tab/>10</text:p>
          <text:p text:style-name="P10">6.2 <text:s text:c="2"/>Security, Recovery and Usability<text:tab/>10</text:p>
          <text:p text:style-name="P10"><text:soft-page-break/>6.3 <text:s text:c="2"/>Maintainability<text:tab/>10</text:p>
          <text:p text:style-name="P10">6.4 <text:s text:c="2"/>Transferability and Portability<text:tab/>10</text:p>
          <text:p text:style-name="P10">6.5 <text:s text:c="2"/>Operator's Task Requirements<text:tab/>10</text:p>
          <text:p text:style-name="P9">7. <text:s text:c="2"/>Design Constraints<text:tab/>11</text:p>
          <text:p text:style-name="P10">7.1 <text:s text:c="2"/>Standards<text:tab/>11</text:p>
          <text:p text:style-name="P10">7.2 <text:s text:c="2"/>Hardware Constraints<text:tab/>11</text:p>
          <text:p text:style-name="P10">7.3 <text:s text:c="2"/>Software Constraints<text:tab/>11</text:p>
          <text:p text:style-name="P10">7.4 <text:s text:c="2"/>Other Constraints<text:tab/>11</text:p>
          <text:p text:style-name="P9">8. <text:s text:c="2"/>Rejected Ideas<text:tab/>12</text:p>
          <text:p text:style-name="P9">9. <text:s text:c="2"/>Ideas for Further Development<text:tab/>13</text:p>
          <text:p text:style-name="P9">10. <text:s text:c="2"/>Open Issues<text:tab/>14</text:p>
        </text:index-body>
      </text:table-of-content>
      <text:p text:style-name="P3"/>
      <text:p text:style-name="P2"/>
      <text:p text:style-name="Text_20_body"><text:tab/></text:p>
      <text:h text:style-name="P16" text:outline-level="1" text:restart-numbering="true" text:start-value="1"><text:s/><text:tab/>Introduction</text:h>
      <text:p text:style-name="Sisennetty_20_teksti">TODO Tommi</text:p>
      <text:h text:style-name="Heading_20_2" text:outline-level="2"><text:s/><text:tab/>Overview</text:h>
      <text:p text:style-name="Text_20_body">Dependency analysis tool for Kactus2 project is is made for Tampere University of Technology as a project work for course TKT-2527. The purpose of the project is to develop a dependency analysis tool to manage dependencies between various different files in a hardware project. The tool is to be integrated with Kactus2 which is being developed at the Department of Computer Systems at Tampere University of Technology. The project group consists of three persons with varying backgrounds in software development. The project is estimated to take five months.</text:p>
      <text:h text:style-name="Heading_20_2" text:outline-level="2"><text:s/><text:tab/>Purpose and Scope</text:h>
      <text:p text:style-name="Text_20_body">This document provides functional specification for Dependency analysis tool for Kactus2 project. Document's purpose is to act as a guide for system development and design, including:</text:p>
      <text:list xml:id="list8331222877425597423" text:style-name="L1">
        <text:list-item>
          <text:p text:style-name="P12">Database structure</text:p>
        </text:list-item>
        <text:list-item>
          <text:p text:style-name="P12">User interface</text:p>
        </text:list-item>
        <text:list-item>
          <text:p text:style-name="P12">Features</text:p>
        </text:list-item>
        <text:list-item>
          <text:p text:style-name="P12">Interfaces</text:p>
        </text:list-item>
      </text:list>
      <text:p text:style-name="Text_20_body">Document tells the behaviour of the system and provides necessary information for creating the technical specification. This document doesn't define project timeline, phasing or deliverables. It also doesn't describe the system architecture in detail. </text:p>
      <text:p text:style-name="Text_20_body">The document also provides information to the client, and the client's acceptance for the document is required. </text:p>
      <text:h text:style-name="Heading_20_2" text:outline-level="2"><text:s/><text:tab/>Product and Environment</text:h>
      <text:h text:style-name="Heading_20_2" text:outline-level="2"><text:s/><text:tab/>Definitions, Acronyms and Abbreviations</text:h>
      <table:table table:name="Table1" table:style-name="Table1">
        <table:table-column table:style-name="Table1.A"/>
        <table:table-column table:style-name="Table1.B"/>
        <table:table-row>
          <table:table-cell table:style-name="Table1.A1" office:value-type="string">
            <text:p text:style-name="Table_20_Contents">IP-XACT</text:p>
          </table:table-cell>
          <table:table-cell table:style-name="Table1.B1" office:value-type="string">
            <text:p text:style-name="Table_20_Contents">XML format that defines and describes electronic components and their designs.</text:p>
          </table:table-cell>
        </table:table-row>
        <table:table-row>
          <table:table-cell table:style-name="Table1.A2" office:value-type="string">
            <text:p text:style-name="Table_20_Contents">Kactus2</text:p>
          </table:table-cell>
          <table:table-cell table:style-name="Table1.B2" office:value-type="string">
            <text:p text:style-name="Table_20_Contents">Open source IP-XACT design <text:soft-page-break/>environment.</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Text_20_body"/>
      <text:h text:style-name="Heading_20_2" text:outline-level="2"><text:s/><text:tab/>References</text:h>
      <text:list xml:id="list2196204164590763234" text:style-name="L2">
        <text:list-item>
          <text:p text:style-name="P18"><text:bookmark-start text:name="__RefNumPara__2190_938223037"/>IEEE 1685: IP-XACT, Standard for packaging, integrating, and reusing IP within flow tools. USA 2009. Available at: http://standards.ieee.org/getieee/1685/download/1685-2009.pdf<text:bookmark-end text:name="__RefNumPara__2190_938223037"/></text:p>
        </text:list-item>
      </text:list>
      <text:h text:style-name="Heading_20_2" text:outline-level="2"><text:s/><text:tab/>Structure of the Document</text:h>
      <text:p text:style-name="Text_20_body">This document is divided into ten chapters:</text:p>
      <text:list xml:id="list7924161960075666007" text:style-name="L3">
        <text:list-item>
          <text:p text:style-name="P13">Introduction. This chapter, acts as an introduction to the document.</text:p>
        </text:list-item>
        <text:list-item>
          <text:p text:style-name="P13">General description.</text:p>
        </text:list-item>
        <text:list-item>
          <text:p text:style-name="P13">Data and Databases. Describes the used data formats and databases.</text:p>
        </text:list-item>
        <text:list-item>
          <text:p text:style-name="P13">User interface and features. Describes the user interface and features.</text:p>
        </text:list-item>
        <text:list-item>
          <text:p text:style-name="P13">Interfaces.</text:p>
        </text:list-item>
        <text:list-item>
          <text:p text:style-name="P13">Other requirements.</text:p>
        </text:list-item>
        <text:list-item>
          <text:p text:style-name="P13">Design constraints.</text:p>
        </text:list-item>
        <text:list-item>
          <text:p text:style-name="P13">Rejected ideas.</text:p>
        </text:list-item>
        <text:list-item>
          <text:p text:style-name="P13">Ideas for further development.</text:p>
        </text:list-item>
        <text:list-item>
          <text:p text:style-name="P13">Open issues</text:p>
        </text:list-item>
      </text:list>
      <text:p text:style-name="Text_20_body">Contents of this document may change as the project proceeds. Project members will add details and edit existing information as the database structure, interfaces and features evolve during the project timeline.</text:p>
      <text:h text:style-name="Heading_20_1" text:outline-level="1"><text:s/><text:tab/>General Description</text:h>
      <text:p text:style-name="Sisennetty_20_teksti">TODO Mikko</text:p>
      <text:p text:style-name="Sisennetty_20_teksti"/>
      <text:h text:style-name="Heading_20_2" text:outline-level="2"><text:s/><text:tab/>Product Perspective</text:h>
      <text:p text:style-name="Text_20_body">This section describes the previously existing system and the new proposed system, to clarify the need for the proposed system.</text:p>
      <text:h text:style-name="Heading_20_3" text:outline-level="3"><text:s/><text:tab/>Existing System</text:h>
      <text:p text:style-name="Text_20_body">Kactus2 is a software toolset for embedded system product design. As a metadata based design tool, it makes product management easier and provides standardized packaging for content for easy reuse. </text:p>
      <text:h text:style-name="Heading_20_3" text:outline-level="3"><text:s/><text:tab/>Proposed System</text:h>
      <text:p text:style-name="Text_20_body">As project size increases, it becomes increasingly more difficult to track the dependencies between various files in the project. A change in one file might require changes in dozens of other files, but the user often has no specific information about which files depend on this file.</text:p>
      <text:p text:style-name="Text_20_body">The aim with the Kactus2 Dependency Analysis Tool is to automatize the file dependency tracking. This is be done by scanning supported file types (such as C/C++ source code or VHDL) and analyzing the language specific dependency reporting methods. After the dependency tree is built, the system keeps track of file changes in project files, notifying the user when changes made in one file might require actions in other files depending on it. The tool also provides the user the ability to specify dependencies manually, for example between a source code file and documentation file.</text:p>
      <text:h text:style-name="Heading_20_2" text:outline-level="2"><text:s/><text:tab/>Product Functions</text:h>
      <text:p text:style-name="Text_20_body">(Luvun 4 perusteella)</text:p>
      <text:h text:style-name="Heading_20_2" text:outline-level="2"><text:s/><text:tab/>User Characteristics</text:h>
      <text:p text:style-name="Text_20_body">The main user base of the software consists of the current users of the Kactus2 toolset: embedded systems designers in companies of varying sizes and academic departments. As the purpose of the new features is easing the management of changes in projects of increasing size, the tool will have more value for larger companies.</text:p>
      <text:p text:style-name="Text_20_body">Kactus2 software itself is a single user application, however project files it uses are usually shared among multiple users.</text:p>
      <text:h text:style-name="Heading_20_2" text:outline-level="2"><text:soft-page-break/><text:s/><text:tab/>General Constraints</text:h>
      <text:p text:style-name="Text_20_body">(Kooste luvuista 6 ja 7)</text:p>
      <text:h text:style-name="Heading_20_2" text:outline-level="2"><text:s/><text:tab/>Assumptions and Dependencies</text:h>
      <text:p text:style-name="Text_20_body"/>
      <text:p text:style-name="Sisennetty_20_teksti"/>
      <text:p text:style-name="Sisennetty_20_teksti"/>
      <text:p text:style-name="Standard"/>
      <text:h text:style-name="Heading_20_1" text:outline-level="1"><text:s/><text:tab/>Data and Databases</text:h>
      <text:p text:style-name="Sisennetty_20_teksti">TODO Joni-Matti</text:p>
      <text:h text:style-name="Heading_20_2" text:outline-level="2"><text:s/><text:tab/>Contents of Information</text:h>
      <text:p text:style-name="Text_20_body"/>
      <text:h text:style-name="Heading_20_2" text:outline-level="2"><text:s/><text:tab/>Intensity of Use</text:h>
      <text:p text:style-name="Text_20_body"/>
      <text:h text:style-name="Heading_20_2" text:outline-level="2"><text:s/><text:tab/>Capacity</text:h>
      <text:p text:style-name="Text_20_body"/>
      <text:h text:style-name="Heading_20_2" text:outline-level="2"><text:s/><text:tab/>Files and Configuration Files</text:h>
      <text:p text:style-name="Standard"/>
      <text:h text:style-name="Heading_20_1" text:outline-level="1"><text:s/><text:tab/>User Interface and Features</text:h>
      <text:p text:style-name="Sisennetty_20_teksti">TODO All</text:p>
      <text:h text:style-name="Heading_20_2" text:outline-level="2"><text:s/><text:tab/>User Interface</text:h>
      <text:p text:style-name="Text_20_body">TODO Joni-Matti: mockup of the UI</text:p>
      <text:h text:style-name="Heading_20_3" text:outline-level="3"><text:s/><text:tab/>Scenarios, Exceptions and Other Information</text:h>
      <text:p text:style-name="Text_20_body"/>
      <text:h text:style-name="Heading_20_3" text:outline-level="3"><text:s/><text:tab/>Structural Design of Displays, Views and Dialogs</text:h>
      <text:p text:style-name="Text_20_body"/>
      <text:h text:style-name="Heading_20_2" text:outline-level="2"><text:s/><text:tab/>Features</text:h>
      <text:h text:style-name="Heading_20_3" text:outline-level="3"><text:s/><text:tab/>Choosing Source Directories</text:h>
      <text:p text:style-name="Text_20_body">When the user clicks the "Add/Remove" button, a dialog as shown below opens.</text:p>
      <text:p text:style-name="Text_20_body">*kuva dialogista*</text:p>
      <text:p text:style-name="Text_20_body">In this view, the user is presented a list of the directories where the tool scans for files. A directory can then be selected by clicking on it, and after being selected it can be removed by clicking the "Remove" button.</text:p>
      <text:p text:style-name="Text_20_body">Clicking the "Add" button opens the default operating system file browsing dialog. The user may then browse to the directory of their choice and add it to the directory list. If the directory is already covered by an existing directory, either being the exact same directory or a subdirectory, it is not added to the list.</text:p>
      <text:p text:style-name="Text_20_body">The user may exit the view at any time using the “Close” button. Any changes made are automatically applied.</text:p>
      <text:h text:style-name="Heading_20_3" text:outline-level="3"><text:s/><text:tab/>Running Dependency Analysis</text:h>
      <text:p text:style-name="Text_20_body">The dependency analysis is run in following conditions:</text:p>
      <text:p text:style-name="Text_20_body">1. The dependency analysis view is opened for the first time after starting Kactus2.</text:p>
      <text:p text:style-name="Text_20_body">2. Source directory dialog is closed and directories have been added or removed.</text:p>
      <text:p text:style-name="Text_20_body"><text:soft-page-break/>3. The user clicks the "Run" button in the dependency analysis view.</text:p>
      <text:p text:style-name="Text_20_body">When the dependency analysis is started, a progress bar indicating this will be shown to the user. Other parts of the Kactus2 software will work normally, but the dependency analysis UI will not respond to user input, except scrolling the dependency graph. If the user leaves the dependency analysis view the scan will continue in the background.</text:p>
      <text:p text:style-name="Text_20_body">The dependency graph will fill gradually as dependencies are found during the scan. Any manual dependencies will be shown immediately.</text:p>
      <text:h text:style-name="Heading_20_3" text:outline-level="3"><text:s/><text:tab/>Editing Existing Connections</text:h>
      <text:p text:style-name="Text_20_body">TODO Joni-Matti</text:p>
      <text:h text:style-name="Heading_20_3" text:outline-level="3"><text:s/><text:tab/>Manual Connections</text:h>
      <text:p text:style-name="Text_20_body">TODO Joni-Matti</text:p>
      <text:h text:style-name="Heading_20_3" text:outline-level="3"><text:s/><text:tab/>Filtering Connections</text:h>
      <text:p text:style-name="Text_20_body">Shown dependency connections can be filtered by:</text:p>
      <text:list xml:id="list1398926110329870880" text:style-name="L4">
        <text:list-item>
          <text:p text:style-name="P14">Connection type (manual or automatically generated)</text:p>
        </text:list-item>
        <text:list-item>
          <text:p text:style-name="P14">Direction of the connection (one or two way connections)</text:p>
        </text:list-item>
        <text:list-item>
          <text:p text:style-name="P14">Status of the file (red, green or gray) ←??XXX?? filteröinti miten/onko tarpeen</text:p>
        </text:list-item>
      </text:list>
      <text:p text:style-name="Text_20_body">Listed filters can be selected from appropriate comboboxes. Comboboxes can be found from "Filter" groupbox shown below. </text:p>
      <text:p text:style-name="Text_20_body">*kuva filter groupboxista*</text:p>
      <text:p text:style-name="Text_20_body">Filters are applied to the dependency graph by clicking the "Filter" button. Filters can be undone by deselecting the filter comboboxes and applying the new filters <text:span text:style-name="T2">by clicking the "Filter" button.</text:span></text:p>
      <text:h text:style-name="Heading_20_3" text:outline-level="3"><text:s/><text:tab/>External Dependencies</text:h>
      <text:p text:style-name="Text_20_body">User can select which external dependencies are shown in <text:s/>dependency graph. XXvarmaankin??</text:p>
      <text:h text:style-name="Heading_20_3" text:outline-level="3"><text:soft-page-break/><text:s/><text:tab/>Settings</text:h>
      <text:p text:style-name="Text_20_body">The Kactus2 general settings dialog will be shown when the user clicks the "Settings" button of the main Kactus2 UI. The DAT settings can then be viewed by selecting "Dependency analysis" on the left side of the dialog.</text:p>
      <text:p text:style-name="Text_20_body">Mitä asetuksia?</text:p>
      <text:p text:style-name="Text_20_body"/>
      <text:p text:style-name="Sisennetty_20_teksti"/>
      <text:p text:style-name="Sisennetty_20_teksti"/>
      <text:p text:style-name="Text_20_body"/>
      <text:p text:style-name="Standard"/>
      <text:h text:style-name="Heading_20_1" text:outline-level="1"><text:s/><text:tab/>Interfaces</text:h>
      <text:p text:style-name="Sisennetty_20_teksti">TODO Tommi</text:p>
      <text:h text:style-name="Heading_20_2" text:outline-level="2"><text:s/><text:tab/>Hardware Interfaces</text:h>
      <text:p text:style-name="Text_20_body">Dependency analysis tool doesn't use printer or have any other hardware interfaces besides a mouse and a keyboard.</text:p>
      <text:h text:style-name="Heading_20_2" text:outline-level="2"><text:s/><text:tab/>Software Interfaces</text:h>
      <text:p text:style-name="Text_20_body">Dependency analysis tool is part of Kactus2.<text:span text:style-name="T3"> Missä rajapinta fyysisesti</text:span></text:p>
      <text:h text:style-name="Heading_20_2" text:outline-level="2"><text:s/><text:tab/>Communications Interfaces</text:h>
      <text:p text:style-name="Text_20_body">Tool doesn't have any communication interfaces with the modem or LAN.</text:p>
      <text:p text:style-name="Sisennetty_20_teksti"/>
      <text:p text:style-name="Standard"/>
      <text:h text:style-name="Heading_20_1" text:outline-level="1"><text:s/><text:tab/>Other Requirements</text:h>
      <text:p text:style-name="Text_20_body"/>
      <text:p text:style-name="Text_20_body">This chapter describes the non-functional features of the system that have not been covered in the previous chapters. These include issues such as performance, security and maintainability.</text:p>
      <text:h text:style-name="Heading_20_2" text:outline-level="2"><text:s/><text:tab/>Performance and Response Times</text:h>
      <text:p text:style-name="Text_20_body">As Kactus2 is a GUI-based design toolset, it is important that the software remains responsive in all uses cases. Any lockups during software use lead to user frustration and possibly mistakes. Thus, it is important that even when processing large amounts of data, the software responds to user input quickly. If this is not possible, the user should be clearly notified of the state of the software.</text:p>
      <text:p text:style-name="Text_20_body">The Kactus2 DAT may have to process very large amounts of data during the dependency graph building process, which might take several seconds. This should however be performed in a thread separate from the GUI, so that the GUI retains its short response times. Even with a separate thread, this might make the GUI unresponsive on a heavily taxed computer. For this reason, the user should be clearly notified of the state of the graph building process.</text:p>
      <text:p text:style-name="Text_20_body">Any other functionality of the DAT should feature nearly instantaneous (less than 0,1 s) response times to user input.</text:p>
      <text:h text:style-name="Heading_20_2" text:outline-level="2"><text:s/><text:tab/>Security, Recovery and Usability</text:h>
      <text:p text:style-name="Text_20_body">The dependency information is stored in XML files as IP-XACT vendor extensions. The data format is strictly specified. The data in these files may be modified either by users or as a side effect of a system failure. If after such modification the data in the files does not follow the vendor extension specification, the data is considered corrupted. In such case, the software should attempt to recover as much valid data as possible.</text:p>
      <text:h text:style-name="Heading_20_2" text:outline-level="2"><text:s/><text:tab/>Maintainability</text:h>
      <text:p text:style-name="Text_20_body">One of the main features of the DAT is modularity: Each supported language is implemented as a separate module, and it is possible to create additional modules to further increase the amount of languages supported. The modules work on a plug-and-play principle. They require no modifications to the original software, the implementation only needs to be placed in the proper directory.</text:p>
      <text:p text:style-name="Text_20_body"><text:soft-page-break/>If the IP-XACT vendor extension specification is later modified, it will require changes in the DAT code. Changes will be required in locations where the XML data is read and where the data is written. If changes are made, data saved earlier will become obsolete, and additional features will be required to import the old data to the new format.</text:p>
      <text:h text:style-name="Heading_20_2" text:outline-level="2"><text:s/><text:tab/>Transferability and Portability</text:h>
      <text:p text:style-name="Text_20_body">As the DAT is part of the larger Kactus2 toolset, it shares the same portability characteristics as the main software. Kactus2 is available for Windows and Linux environments, and the DAT should work in any environment the main software works in. The DAT does not implement any additional restrictions to the environment.</text:p>
      <text:h text:style-name="Heading_20_2" text:outline-level="2"><text:s/><text:tab/>Operator's Task Requirements</text:h>
      <text:p text:style-name="Text_20_body">Day-to-day usage of the DAT will not require any specific maintenance tasks from the operator.</text:p>
      <text:p text:style-name="Standard"/>
      <text:h text:style-name="Heading_20_1" text:outline-level="1"><text:s/><text:tab/>Design Constraints</text:h>
      <text:p text:style-name="Sisennetty_20_teksti"/>
      <text:h text:style-name="Heading_20_2" text:outline-level="2"><text:s/><text:tab/>Standards</text:h>
      <text:p text:style-name="Text_20_body">The dependency analysis tool conforms to the IP-XACT standard <text:bookmark-ref text:reference-format="number-all-superior" text:ref-name="__RefNumPara__2190_938223037">[1]</text:bookmark-ref> as much as possible regarding the format of the XML metadata. The IP-XACT standard allows additional information to be stored as vendor extensions, and this is the place where most of the dependency analysis data will be stored.</text:p>
      <text:p text:style-name="Text_20_body">TODO: Programming languages</text:p>
      <text:h text:style-name="Heading_20_2" text:outline-level="2"><text:s/><text:tab/>Hardware Constraints</text:h>
      <text:p text:style-name="Text_20_body">The minimum supported hardware is a computer that is capable of running at least Windows XP. The required minimum resolution is 1024x768.</text:p>
      <text:h text:style-name="Heading_20_2" text:outline-level="2"><text:s/><text:tab/>Software Constraints</text:h>
      <text:p text:style-name="Text_20_body">The code must be cross-platform compatible so that the tool can be compiled to both Windows and Linux. All Windows versions from Windows XP to Windows 8 are supported. Also, any Linux which has a working Qt implementation is supported.</text:p>
      <text:h text:style-name="Heading_20_2" text:outline-level="2"><text:s/><text:tab/>Other Constraints</text:h>
      <text:p text:style-name="Text_20_body">The dependency analysis tool must integrate into Kactus2 smoothly and offer a similar user experience so that it does not seem like a separate software compared to the original Kactus2.</text:p>
      <text:p text:style-name="Standard"/>
      <text:h text:style-name="Heading_20_1" text:outline-level="1"><text:s/><text:tab/>Rejected Ideas</text:h>
      <text:p text:style-name="Sisennetty_20_teksti"/>
      <text:p text:style-name="Standard"/>
      <text:h text:style-name="Heading_20_1" text:outline-level="1"><text:s/><text:tab/>Ideas for Further Development</text:h>
      <text:p text:style-name="Sisennetty_20_teksti"/>
      <text:p text:style-name="Standard"/>
      <text:h text:style-name="Heading_20_1" text:outline-level="1"><text:s/><text:tab/>Open Issues</text:h>
      <text:p text:style-name="Sisennetty_20_teksti"/>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2pt" fo:language="fi" fo:country="FI"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orphans="2" fo:widows="2" fo:hyphenation-ladder-count="no-limit" style:page-number="auto" style:writing-mode="lr-tb"/>
      <style:text-properties style:use-window-font-color="true" style:font-name="Times New Roman" fo:font-size="12pt" fo:language="fi" fo:country="FI" style:font-name-asian="Times New Roman" style:font-size-asian="12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100%" fo:margin-left="2.501cm" fo:margin-right="0cm" fo:margin-top="0cm" fo:margin-bottom="0.42cm" fo:line-height="100%" fo:text-indent="0cm" style:auto-text-indent="false"/>
      <style:text-properties fo:color="#000000" fo:language="en" fo:country="US"/>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Text_20_body" style:default-outline-level="1" style:class="text">
      <style:paragraph-properties fo:margin="100%" fo:margin-left="0cm" fo:margin-right="0cm" fo:margin-top="0.847cm" fo:margin-bottom="0cm" fo:line-height="100%" fo:text-indent="0cm" style:auto-text-indent="false" fo:break-before="page" fo:padding-left="0cm" fo:padding-right="0cm" fo:padding-top="0cm" fo:padding-bottom="0.035cm" fo:border-left="none" fo:border-right="none" fo:border-top="none" fo:border-bottom="0.018cm solid #000000">
        <style:tab-stops>
          <style:tab-stop style:position="2.501cm"/>
        </style:tab-stops>
      </style:paragraph-properties>
      <style:text-properties fo:text-transform="uppercase" style:font-name="Arial" fo:language="en" fo:country="US" fo:font-weight="bold" style:font-weight-asian="bold" style:font-name-complex="Arial" style:font-weight-complex="bold"/>
    </style:style>
    <style:style style:name="Heading_20_2" style:display-name="Heading 2" style:family="paragraph" style:parent-style-name="Standard" style:next-style-name="Text_20_body" style:default-outline-level="2" style:class="text">
      <style:paragraph-properties fo:margin="100%" fo:margin-left="0cm" fo:margin-right="0cm" fo:margin-top="0.423cm" fo:margin-bottom="0cm" fo:text-indent="0cm" style:auto-text-indent="false" fo:keep-with-next="always">
        <style:tab-stops>
          <style:tab-stop style:position="2.501cm"/>
        </style:tab-stops>
      </style:paragraph-properties>
      <style:text-properties style:font-name="Arial" fo:language="en" fo:country="US" fo:font-weight="bold" style:font-weight-asian="bold" style:font-name-complex="Arial" style:font-weight-complex="bold"/>
    </style:style>
    <style:style style:name="Heading_20_3" style:display-name="Heading 3" style:family="paragraph" style:parent-style-name="Heading_20_2" style:next-style-name="Text_20_body" style:default-outline-level="3" style:class="text">
      <style:paragraph-properties fo:margin="100%" fo:margin-left="0cm" fo:margin-right="0cm" fo:margin-top="0.212cm" fo:margin-bottom="0cm" fo:text-indent="0cm" style:auto-text-indent="false" text:number-lines="false" text:line-number="0">
        <style:tab-stops>
          <style:tab-stop style:position="2.501cm"/>
        </style:tab-stops>
      </style:paragraph-properties>
      <style:text-properties fo:font-style="italic" fo:font-weight="normal" style:font-weight-asian="normal" style:font-weight-complex="normal"/>
    </style:style>
    <style:style style:name="Heading_20_4" style:display-name="Heading 4" style:family="paragraph" style:parent-style-name="Heading_20_3" style:next-style-name="Text_20_body" style:default-outline-level="4" style:class="text">
      <style:paragraph-properties fo:margin="100%" fo:margin-left="0cm" fo:margin-right="0cm" fo:margin-top="0cm" fo:margin-bottom="0cm" fo:text-indent="0cm" style:auto-text-indent="false">
        <style:tab-stops>
          <style:tab-stop style:position="2.501cm"/>
        </style:tab-stops>
      </style:paragraph-properties>
      <style:text-properties fo:font-style="normal"/>
    </style:style>
    <style:style style:name="Heading_20_5" style:display-name="Heading 5" style:family="paragraph" style:parent-style-name="Heading_20_4" style:next-style-name="Text_20_body" style:default-outline-level="5" style:class="text">
      <style:paragraph-properties fo:margin="100%" fo:margin-left="0cm" fo:margin-right="0cm" fo:margin-top="0cm" fo:margin-bottom="0cm" fo:text-indent="0cm" style:auto-text-indent="false">
        <style:tab-stops>
          <style:tab-stop style:position="2.501cm"/>
        </style:tab-stops>
      </style:paragraph-properties>
    </style:style>
    <style:style style:name="Heading_20_6" style:display-name="Heading 6" style:family="paragraph" style:parent-style-name="Standard" style:next-style-name="Standard" style:default-outline-level="6" style:class="text">
      <style:paragraph-properties fo:margin="100%" fo:margin-left="0cm" fo:margin-right="0cm" fo:margin-top="0cm" fo:margin-bottom="0cm" fo:text-indent="0cm" style:auto-text-indent="false">
        <style:tab-stops/>
      </style:paragraph-properties>
      <style:text-properties fo:font-size="10pt" style:text-underline-style="solid" style:text-underline-width="auto" style:text-underline-color="font-color" style:font-size-asian="10pt" style:font-size-complex="10pt"/>
    </style:style>
    <style:style style:name="Heading_20_7" style:display-name="Heading 7" style:family="paragraph" style:parent-style-name="Standard" style:next-style-name="Standard" style:default-outline-level="7" style:class="text">
      <style:paragraph-properties fo:margin="100%" fo:margin-left="0cm" fo:margin-right="0cm" fo:margin-top="0.423cm" fo:margin-bottom="0.106cm" fo:text-indent="0cm" style:auto-text-indent="false">
        <style:tab-stops/>
      </style:paragraph-properties>
      <style:text-properties style:font-name="Arial" fo:font-size="10pt" style:font-size-asian="10pt" style:font-name-complex="Arial" style:font-size-complex="10pt"/>
    </style:style>
    <style:style style:name="Heading_20_8" style:display-name="Heading 8" style:family="paragraph" style:parent-style-name="Standard" style:next-style-name="Standard" style:default-outline-level="8" style:class="text">
      <style:paragraph-properties fo:margin="100%" fo:margin-left="0cm" fo:margin-right="0cm" fo:margin-top="0.423cm" fo:margin-bottom="0.106cm" fo:text-indent="0cm" style:auto-text-indent="false">
        <style:tab-stops/>
      </style:paragraph-properties>
      <style:text-properties style:font-name="Arial" fo:font-size="10pt" fo:font-style="italic" style:font-size-asian="10pt" style:font-style-asian="italic" style:font-name-complex="Arial" style:font-size-complex="10pt" style:font-style-complex="italic"/>
    </style:style>
    <style:style style:name="Heading_20_9" style:display-name="Heading 9" style:family="paragraph" style:parent-style-name="Standard" style:next-style-name="Standard" style:default-outline-level="9" style:class="text">
      <style:paragraph-properties fo:margin="100%" fo:margin-left="0cm" fo:margin-right="0cm" fo:margin-top="0.423cm" fo:margin-bottom="0.106cm" fo:text-indent="0cm" style:auto-text-indent="false">
        <style:tab-stops/>
      </style:paragraph-properties>
      <style:text-properties style:font-name="Arial" fo:font-size="9pt" fo:font-style="italic" style:font-size-asian="9pt" style:font-style-asian="italic" style:font-name-complex="Arial" style:font-size-complex="9pt" style:font-style-complex="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fo:padding="0cm" fo:border-left="none" fo:border-right="none" fo:border-top="none" fo:border-bottom="0.018cm solid #000000">
        <style:tab-stops>
          <style:tab-stop style:position="0cm"/>
          <style:tab-stop style:position="7.251cm" style:type="center"/>
          <style:tab-stop style:position="14.503cm" style:type="right"/>
        </style:tab-stops>
      </style:paragraph-properties>
      <style:text-properties style:font-name="Arial" fo:font-size="8pt" fo:font-style="italic" style:font-size-asian="8pt" style:font-style-asian="italic" style:font-name-complex="Arial" style:font-size-complex="8pt" style:font-style-complex="italic"/>
    </style:style>
    <style:style style:name="Footer" style:family="paragraph" style:parent-style-name="Header" style:class="extra">
      <style:paragraph-properties fo:padding-left="0cm" fo:padding-right="0cm" fo:padding-top="0.035cm" fo:padding-bottom="0cm" fo:border-left="none" fo:border-right="none" fo:border-top="0.018cm solid #000000" fo:border-bottom="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ab-stops>
          <style:tab-stop style:position="14.499cm" style:type="right" style:leader-style="dotted" style:leader-text="."/>
        </style:tab-stops>
      </style:paragraph-properties>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100%" fo:margin-left="0.423cm" fo:margin-right="0cm" fo:margin-top="0cm" fo:margin-bottom="0cm" fo:text-align="start" style:justify-single-word="false" fo:text-indent="0cm" style:auto-text-indent="false">
        <style:tab-stops>
          <style:tab-stop style:position="14.076cm"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100%" fo:margin-left="0.847cm" fo:margin-right="0cm" fo:margin-top="0cm" fo:margin-bottom="0cm" fo:text-align="start" style:justify-single-word="false" fo:text-indent="0cm" style:auto-text-indent="false">
        <style:tab-stops>
          <style:tab-stop style:position="13.653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100%" fo:margin-left="1.27cm" fo:margin-right="0cm" fo:margin-top="0cm" fo:margin-bottom="0cm" fo:text-align="start" style:justify-single-word="false" fo:text-indent="0cm" style:auto-text-indent="false">
        <style:tab-stops>
          <style:tab-stop style:position="13.229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next-style-name="Standard" style:class="index">
      <style:paragraph-properties fo:margin="100%" fo:margin-left="1.693cm" fo:margin-right="0cm" fo:margin-top="0cm" fo:margin-bottom="0cm" fo:text-align="start" style:justify-single-word="false" fo:text-indent="0cm" style:auto-text-indent="false">
        <style:tab-stops>
          <style:tab-stop style:position="12.806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next-style-name="Standard" style:class="index">
      <style:paragraph-properties fo:margin="100%" fo:margin-left="2.117cm" fo:margin-right="0cm" fo:margin-top="0cm" fo:margin-bottom="0cm" fo:text-align="start" style:justify-single-word="false" fo:text-indent="0cm" style:auto-text-indent="false">
        <style:tab-stops>
          <style:tab-stop style:position="12.383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next-style-name="Standard" style:class="index">
      <style:paragraph-properties fo:margin="100%" fo:margin-left="2.54cm" fo:margin-right="0cm" fo:margin-top="0cm" fo:margin-bottom="0cm" fo:text-align="start" style:justify-single-word="false" fo:text-indent="0cm" style:auto-text-indent="false">
        <style:tab-stops>
          <style:tab-stop style:position="11.959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next-style-name="Standard" style:class="index">
      <style:paragraph-properties fo:margin="100%" fo:margin-left="2.963cm" fo:margin-right="0cm" fo:margin-top="0cm" fo:margin-bottom="0cm" fo:text-align="start" style:justify-single-word="false" fo:text-indent="0cm" style:auto-text-indent="false">
        <style:tab-stops>
          <style:tab-stop style:position="11.53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next-style-name="Standard" style:class="index">
      <style:paragraph-properties fo:margin="100%" fo:margin-left="3.387cm" fo:margin-right="0cm" fo:margin-top="0cm" fo:margin-bottom="0cm" fo:text-align="start" style:justify-single-word="false" fo:text-indent="0cm" style:auto-text-indent="false">
        <style:tab-stops>
          <style:tab-stop style:position="11.113cm" style:type="right" style:leader-style="dotted" style:leader-text="."/>
        </style:tab-stops>
      </style:paragraph-properties>
      <style:text-properties fo:font-size="9pt" style:font-size-asian="9pt" style:font-size-complex="9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kuva" style:family="paragraph" style:parent-style-name="Standard">
      <style:paragraph-properties fo:text-align="center" style:justify-single-word="false" fo:padding-left="0cm" fo:padding-right="0cm" fo:padding-top="0.353cm" fo:padding-bottom="0.353cm" fo:border-left="none" fo:border-right="none" fo:border-top="0.018cm solid #000000" fo:border-bottom="0.018cm solid #000000"/>
    </style:style>
    <style:style style:name="kuvateksti" style:family="paragraph" style:parent-style-name="Standard">
      <style:paragraph-properties fo:margin="100%" fo:margin-left="2.501cm" fo:margin-right="0cm" fo:margin-top="0.212cm" fo:margin-bottom="0cm" fo:line-height="100%" fo:text-indent="-2.501cm" style:auto-text-indent="false">
        <style:tab-stops>
          <style:tab-stop style:position="0cm"/>
        </style:tab-stops>
      </style:paragraph-properties>
      <style:text-properties fo:font-style="italic" style:font-style-asian="italic" style:font-style-complex="italic"/>
    </style:style>
    <style:style style:name="Otsikko_20__28_numeroimaton_29_" style:display-name="Otsikko (numeroimaton)" style:family="paragraph" style:parent-style-name="Heading_20_1" style:default-outline-level="" style:list-style-name="WW8StyleNum"/>
    <style:style style:name="Kansiotsikko" style:family="paragraph" style:parent-style-name="Otsikko_20__28_numeroimaton_29_">
      <style:paragraph-properties fo:margin-top="0cm" fo:margin-bottom="0cm" fo:text-align="center" style:justify-single-word="false" fo:break-before="auto" fo:break-after="auto" fo:padding="0cm" fo:border="none"/>
      <style:text-properties fo:font-variant="normal" fo:text-transform="none" fo:font-size="24pt" fo:letter-spacing="0.035cm" style:font-size-asian="24pt" style:font-size-complex="24pt"/>
    </style:style>
    <style:style style:name="Kansiots2" style:family="paragraph" style:parent-style-name="Kansiotsikko">
      <style:paragraph-properties fo:padding-left="0cm" fo:padding-right="0cm" fo:padding-top="0cm" fo:padding-bottom="0.035cm" fo:border-left="none" fo:border-right="none" fo:border-top="none" fo:border-bottom="0.018cm solid #000000"/>
      <style:text-properties fo:font-size="14pt" style:font-size-asian="14pt" style:font-size-complex="14pt"/>
    </style:style>
    <style:style style:name="Kansiots1" style:family="paragraph" style:parent-style-name="Kansiots2">
      <style:paragraph-properties fo:padding-left="0cm" fo:padding-right="0cm" fo:padding-top="0.035cm" fo:padding-bottom="0cm" fo:border-left="none" fo:border-right="none" fo:border-top="0.018cm solid #000000" fo:border-bottom="non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Sisennetty_20_teksti" style:display-name="Sisennetty teksti" style:family="paragraph" style:parent-style-name="Text_20_body">
      <style:paragraph-properties fo:margin="100%" fo:margin-left="1.752cm" fo:margin-right="0cm" fo:margin-top="0cm" fo:margin-bottom="0cm" fo:text-indent="0.75cm" style:auto-text-indent="false"/>
      <style:text-properties fo:color="#000000" style:font-name-complex="Times New Roman" style:font-size-complex="10pt"/>
    </style:style>
    <style:style style:name="Heading1_5f_no_5f_numbering" style:display-name="Heading1_no_numbering" style:family="paragraph" style:parent-style-name="Heading_20_1" style:next-style-name="Standard" style:default-outline-level="" style:list-style-name="" style:class="text"/>
    <style:style style:name="Frame_20_contents" style:display-name="Frame contents" style:family="paragraph" style:parent-style-name="Text_20_body" style:class="extra"/>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Courier New" style:font-name-complex="Courier New"/>
    </style:style>
    <style:style style:name="WW8NumSt2z0" style:family="text">
      <style:text-properties style:font-name="Symbol" style:font-name-complex="Symbol"/>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fo:font-family="'Courier New'" style:font-family-generic="modern" style:font-pitch="fixed"/>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fo:font-family="'Courier New'" style:font-family-generic="modern" style:font-pitch="fixed"/>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fo:font-family="'Courier New'" style:font-family-generic="modern" style:font-pitch="fixed"/>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number text:level="1" text:style-name="WW8Num4z0"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018cm solid #000000"/>
    </style:style>
    <style:page-layout style:name="Mpm1">
      <style:page-layout-properties fo:page-width="20.999cm" fo:page-height="29.699cm" style:num-format="1" style:print-orientation="portrait" fo:margin-top="1.501cm" fo:margin-bottom="1.27cm" fo:margin-left="4.501cm" fo:margin-right="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0.999cm" fo:page-height="29.699cm" style:num-format="1" style:print-orientation="portrait" fo:margin-top="3.501cm" fo:margin-bottom="2.501cm" fo:margin-left="4.501cm" fo:margin-right="2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ependency Analysis Tool for Kactus2<text:tab/>Project Plan<text:tab/>Version 0.4</text:p>
      </style:header>
      <style:footer>
        <text:p text:style-name="Footer">Modified: <text:modification-date style:data-style-name="N84">2012-12-05</text:modification-date><text:tab/><text:tab/><text:page-number text:select-page="current">19</text:page-number>/<text:page-count style:num-format="1">19</text:page-count></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HYTT dokumenttirunko</dc:title>
    <meta:initial-creator>Markus Makkonen</meta:initial-creator>
    <meta:creation-date>2007-06-27T15:15:40</meta:creation-date>
    <dc:date>2012-12-05T11:43:07.09</dc:date>
    <dc:language>fi-FI</dc:language>
    <meta:editing-cycles>387</meta:editing-cycles>
    <meta:editing-duration>PT17H46M53S</meta:editing-duration>
    <meta:document-statistic meta:table-count="3" meta:image-count="0" meta:object-count="0" meta:page-count="19" meta:paragraph-count="222" meta:word-count="2116" meta:character-count="13537"/>
    <meta:user-defined meta:name="Info 1"/>
    <meta:user-defined meta:name="Info 2"/>
    <meta:user-defined meta:name="Info 3"/>
    <meta:user-defined meta:name="Info 4"/>
  </office:meta>
</office:document-meta>
</file>